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76373333333" calcext:value-type="float">
            <text:p>12.50763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4513548387" calcext:value-type="float">
            <text:p>12.4234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0443870968" calcext:value-type="float">
            <text:p>12.2890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56856" calcext:value-type="float">
            <text:p>12.16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98325" calcext:value-type="float">
            <text:p>12.0579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62016" calcext:value-type="float">
            <text:p>11.97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8952516129" calcext:value-type="float">
            <text:p>11.8489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71772903226" calcext:value-type="float">
            <text:p>11.6071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15323870968" calcext:value-type="float">
            <text:p>11.6215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27527741936" calcext:value-type="float">
            <text:p>11.6027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95145806452" calcext:value-type="float">
            <text:p>11.1595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244" calcext:value-type="float">
            <text:p>10.96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85089032258" calcext:value-type="float">
            <text:p>10.7085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8962580645" calcext:value-type="float">
            <text:p>10.4278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86" calcext:value-type="float">
            <text:p>10.05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3293" calcext:value-type="float">
            <text:p>9.583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5344" calcext:value-type="float">
            <text:p>8.9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709316129032" calcext:value-type="float">
            <text:p>9.8770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55197419355" calcext:value-type="float">
            <text:p>10.0455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215380645161" calcext:value-type="float">
            <text:p>9.9321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11638709677" calcext:value-type="float">
            <text:p>9.4361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70232" calcext:value-type="float">
            <text:p>8.84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41527272727" calcext:value-type="float">
            <text:p>8.22941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483255172414" calcext:value-type="float">
            <text:p>7.76483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942090322581" calcext:value-type="float">
            <text:p>8.0994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986503225807" calcext:value-type="float">
            <text:p>8.8998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2192" calcext:value-type="float">
            <text:p>8.9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263675" calcext:value-type="float">
            <text:p>8.1426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6244" calcext:value-type="float">
            <text:p>7.2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235509677419" calcext:value-type="float">
            <text:p>6.8723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31344516129" calcext:value-type="float">
            <text:p>7.8231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25574193549" calcext:value-type="float">
            <text:p>8.695255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814580645161" calcext:value-type="float">
            <text:p>9.8681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80416" calcext:value-type="float">
            <text:p>10.18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16957419355" calcext:value-type="float">
            <text:p>10.6916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66195862069" calcext:value-type="float">
            <text:p>10.60661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33556129032" calcext:value-type="float">
            <text:p>10.7233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73236129032" calcext:value-type="float">
            <text:p>10.4673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17984" calcext:value-type="float">
            <text:p>10.12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99205" calcext:value-type="float">
            <text:p>9.2699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83856" calcext:value-type="float">
            <text:p>9.63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60438709677" calcext:value-type="float">
            <text:p>11.486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41641290323" calcext:value-type="float">
            <text:p>11.5141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89698064516" calcext:value-type="float">
            <text:p>11.8889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51636129032" calcext:value-type="float">
            <text:p>12.2351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2608" calcext:value-type="float">
            <text:p>12.09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60141935484" calcext:value-type="float">
            <text:p>11.986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35983448276" calcext:value-type="float">
            <text:p>11.76359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52629677419" calcext:value-type="float">
            <text:p>11.5552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5669677419" calcext:value-type="float">
            <text:p>11.3205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2864" calcext:value-type="float">
            <text:p>10.97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617775" calcext:value-type="float">
            <text:p>10.5661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76392" calcext:value-type="float">
            <text:p>10.72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4383483871" calcext:value-type="float">
            <text:p>11.7943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66384516129" calcext:value-type="float">
            <text:p>12.2366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39256" calcext:value-type="float">
            <text:p>12.05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6527" calcext:value-type="float">
            <text:p>11.836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8336" calcext:value-type="float">
            <text:p>11.69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3744" calcext:value-type="float">
            <text:p>11.4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54428387097" calcext:value-type="float">
            <text:p>11.1754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24242580645" calcext:value-type="float">
            <text:p>10.8424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81248" calcext:value-type="float">
            <text:p>10.49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554375" calcext:value-type="float">
            <text:p>10.0655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08712" calcext:value-type="float">
            <text:p>10.17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16430967742" calcext:value-type="float">
            <text:p>11.0816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1334193548" calcext:value-type="float">
            <text:p>11.1701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4648" calcext:value-type="float">
            <text:p>10.80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92322580645" calcext:value-type="float">
            <text:p>10.449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79329655172" calcext:value-type="float">
            <text:p>10.157932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22967741936" calcext:value-type="float">
            <text:p>9.8632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75896774194" calcext:value-type="float">
            <text:p>9.4277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9224" calcext:value-type="float">
            <text:p>8.82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830425" calcext:value-type="float">
            <text:p>7.7683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58216" calcext:value-type="float">
            <text:p>8.9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071458064516" calcext:value-type="float">
            <text:p>9.3307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049522580645" calcext:value-type="float">
            <text:p>9.0504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066838709678" calcext:value-type="float">
            <text:p>9.28066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49161290323" calcext:value-type="float">
            <text:p>9.5254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0744" calcext:value-type="float">
            <text:p>9.40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93762580645" calcext:value-type="float">
            <text:p>10.8393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7362857143" calcext:value-type="float">
            <text:p>11.82373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27275" calcext:value-type="float">
            <text:p>11.7072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63215483871" calcext:value-type="float">
            <text:p>11.446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0736" calcext:value-type="float">
            <text:p>11.07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1793548387" calcext:value-type="float">
            <text:p>10.628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31538064516" calcext:value-type="float">
            <text:p>10.3131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03419354839" calcext:value-type="float">
            <text:p>10.970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98134193548" calcext:value-type="float">
            <text:p>12.4198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37" calcext:value-type="float">
            <text:p>13.09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2975" calcext:value-type="float">
            <text:p>13.048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63081290323" calcext:value-type="float">
            <text:p>12.6663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0414285714" calcext:value-type="float">
            <text:p>12.4690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439" calcext:value-type="float">
            <text:p>12.26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41806451613" calcext:value-type="float">
            <text:p>12.064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2496" calcext:value-type="float">
            <text:p>11.8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69050322581" calcext:value-type="float">
            <text:p>11.8869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9048" calcext:value-type="float">
            <text:p>12.4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41375" calcext:value-type="float">
            <text:p>13.2164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92967741936" calcext:value-type="float">
            <text:p>13.669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26352" calcext:value-type="float">
            <text:p>14.63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7303225807" calcext:value-type="float">
            <text:p>14.5817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76275" calcext:value-type="float">
            <text:p>14.4847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275375" calcext:value-type="float">
            <text:p>14.4127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91408" calcext:value-type="float">
            <text:p>14.30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7109" calcext:value-type="float">
            <text:p>14.2071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31636363636" calcext:value-type="float">
            <text:p>14.1131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7259354839" calcext:value-type="float">
            <text:p>14.0427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427" calcext:value-type="float">
            <text:p>14.0844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55889032258" calcext:value-type="float">
            <text:p>14.0155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067" calcext:value-type="float">
            <text:p>13.8710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296325" calcext:value-type="float">
            <text:p>13.8029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57571612903" calcext:value-type="float">
            <text:p>13.6657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1586" calcext:value-type="float">
            <text:p>13.451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90428387097" calcext:value-type="float">
            <text:p>13.3090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071375" calcext:value-type="float">
            <text:p>13.3307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41255172414" calcext:value-type="float">
            <text:p>13.5641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9607" calcext:value-type="float">
            <text:p>13.6196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1111" calcext:value-type="float">
            <text:p>13.46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10209032258" calcext:value-type="float">
            <text:p>13.2810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00945454546" calcext:value-type="float">
            <text:p>13.11009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20738064516" calcext:value-type="float">
            <text:p>13.1020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98415" calcext:value-type="float">
            <text:p>13.2098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860825" calcext:value-type="float">
            <text:p>13.2486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0694193548" calcext:value-type="float">
            <text:p>13.3250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08955" calcext:value-type="float">
            <text:p>13.2608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10036129032" calcext:value-type="float">
            <text:p>13.2410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1101" calcext:value-type="float">
            <text:p>13.381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96797241379" calcext:value-type="float">
            <text:p>13.64967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37975" calcext:value-type="float">
            <text:p>13.7063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7138" calcext:value-type="float">
            <text:p>13.677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9612903226" calcext:value-type="float">
            <text:p>13.688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861" calcext:value-type="float">
            <text:p>13.746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82670967742" calcext:value-type="float">
            <text:p>13.788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54025" calcext:value-type="float">
            <text:p>13.8475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8039" calcext:value-type="float">
            <text:p>14.028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41081290323" calcext:value-type="float">
            <text:p>14.1141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195175" calcext:value-type="float">
            <text:p>14.0919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85593846154" calcext:value-type="float">
            <text:p>14.088559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633075" calcext:value-type="float">
            <text:p>14.0763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08606896552" calcext:value-type="float">
            <text:p>13.98086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26875" calcext:value-type="float">
            <text:p>13.882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2383" calcext:value-type="float">
            <text:p>13.732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59481290323" calcext:value-type="float">
            <text:p>13.5959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1121" calcext:value-type="float">
            <text:p>13.541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37329032258" calcext:value-type="float">
            <text:p>13.643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70915" calcext:value-type="float">
            <text:p>14.0670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37515" calcext:value-type="float">
            <text:p>14.0137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6469677419" calcext:value-type="float">
            <text:p>13.8656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399725" calcext:value-type="float">
            <text:p>13.6939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65437419355" calcext:value-type="float">
            <text:p>13.6665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88425" calcext:value-type="float">
            <text:p>13.9328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71144" calcext:value-type="float">
            <text:p>14.04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0335" calcext:value-type="float">
            <text:p>13.9840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53809032258" calcext:value-type="float">
            <text:p>13.8753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6439483871" calcext:value-type="float">
            <text:p>13.7664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799525" calcext:value-type="float">
            <text:p>13.6779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5326896552" calcext:value-type="float">
            <text:p>13.64253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37525" calcext:value-type="float">
            <text:p>13.6703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6545" calcext:value-type="float">
            <text:p>13.6186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40743225807" calcext:value-type="float">
            <text:p>13.5240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243075" calcext:value-type="float">
            <text:p>13.3524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9031483871" calcext:value-type="float">
            <text:p>13.1690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00525" calcext:value-type="float">
            <text:p>12.9960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88885714286" calcext:value-type="float">
            <text:p>12.8788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254875" calcext:value-type="float">
            <text:p>12.7725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954" calcext:value-type="float">
            <text:p>12.585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6516129032" calcext:value-type="float">
            <text:p>12.329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7393548387" calcext:value-type="float">
            <text:p>12.060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2423225807" calcext:value-type="float">
            <text:p>11.82024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877" calcext:value-type="float">
            <text:p>11.588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986" calcext:value-type="float">
            <text:p>11.317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24818064516" calcext:value-type="float">
            <text:p>11.0324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96317419355" calcext:value-type="float">
            <text:p>10.1796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86445" calcext:value-type="float">
            <text:p>9.7286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840662068966" calcext:value-type="float">
            <text:p>9.638406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42855" calcext:value-type="float">
            <text:p>9.9042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6469677419" calcext:value-type="float">
            <text:p>10.0556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763122580645" calcext:value-type="float">
            <text:p>9.7576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2415" calcext:value-type="float">
            <text:p>9.1712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966322580645" calcext:value-type="float">
            <text:p>8.4896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0406" calcext:value-type="float">
            <text:p>7.82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63205" calcext:value-type="float">
            <text:p>7.1363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492309677419" calcext:value-type="float">
            <text:p>6.8449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66805" calcext:value-type="float">
            <text:p>6.2066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9984" calcext:value-type="float">
            <text:p>5.87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10145" calcext:value-type="float">
            <text:p>5.8310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461544827586" calcext:value-type="float">
            <text:p>5.34461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02270967742" calcext:value-type="float">
            <text:p>4.8520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549925" calcext:value-type="float">
            <text:p>4.3754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874477419355" calcext:value-type="float">
            <text:p>3.9187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02141935484" calcext:value-type="float">
            <text:p>3.4160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157296551724" calcext:value-type="float">
            <text:p>4.99157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559875" calcext:value-type="float">
            <text:p>10.5055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58625" calcext:value-type="float">
            <text:p>11.5485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27870967742" calcext:value-type="float">
            <text:p>11.852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18125" calcext:value-type="float">
            <text:p>11.7371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2296774194" calcext:value-type="float">
            <text:p>11.387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05503157895" calcext:value-type="float">
            <text:p>11.060550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40568" calcext:value-type="float">
            <text:p>11.22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38565" calcext:value-type="float">
            <text:p>11.0438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7708" calcext:value-type="float">
            <text:p>10.61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40562580645" calcext:value-type="float">
            <text:p>10.1840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605" calcext:value-type="float">
            <text:p>9.793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4632" calcext:value-type="float">
            <text:p>9.3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0704" calcext:value-type="float">
            <text:p>11.1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2136774194" calcext:value-type="float">
            <text:p>10.8782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4032" calcext:value-type="float">
            <text:p>10.74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31421538462" calcext:value-type="float">
            <text:p>13.593142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163475" calcext:value-type="float">
            <text:p>13.8416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14775" calcext:value-type="float">
            <text:p>14.1361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0477419355" calcext:value-type="float">
            <text:p>14.270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673925" calcext:value-type="float">
            <text:p>14.2967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26262857143" calcext:value-type="float">
            <text:p>14.3726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1688" calcext:value-type="float">
            <text:p>14.5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381775" calcext:value-type="float">
            <text:p>14.5438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61318709677" calcext:value-type="float">
            <text:p>14.4761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91255" calcext:value-type="float">
            <text:p>14.3391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71618064516" calcext:value-type="float">
            <text:p>14.1871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6233" calcext:value-type="float">
            <text:p>14.0562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6455172414" calcext:value-type="float">
            <text:p>13.9146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9815" calcext:value-type="float">
            <text:p>13.759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4776" calcext:value-type="float">
            <text:p>13.5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02167741936" calcext:value-type="float">
            <text:p>13.410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48045" calcext:value-type="float">
            <text:p>13.2948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71110588235" calcext:value-type="float">
            <text:p>13.327111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97584" calcext:value-type="float">
            <text:p>14.1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6095" calcext:value-type="float">
            <text:p>14.4016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5276923077" calcext:value-type="float">
            <text:p>14.36252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20427586207" calcext:value-type="float">
            <text:p>14.2420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08807741935" calcext:value-type="float">
            <text:p>14.1508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0617" calcext:value-type="float">
            <text:p>14.0806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44493793104" calcext:value-type="float">
            <text:p>13.974449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57355" calcext:value-type="float">
            <text:p>13.8857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39227826087" calcext:value-type="float">
            <text:p>13.793922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95974193548" calcext:value-type="float">
            <text:p>13.739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6269090909" calcext:value-type="float">
            <text:p>13.70962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35419354839" calcext:value-type="float">
            <text:p>13.713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7801" calcext:value-type="float">
            <text:p>13.6478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94931428571" calcext:value-type="float">
            <text:p>13.57949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87262222222" calcext:value-type="float">
            <text:p>13.45872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60202105263" calcext:value-type="float">
            <text:p>13.236020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96562580645" calcext:value-type="float">
            <text:p>13.0796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7137" calcext:value-type="float">
            <text:p>12.9071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47425" calcext:value-type="float">
            <text:p>12.5574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792675" calcext:value-type="float">
            <text:p>12.3679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13811612903" calcext:value-type="float">
            <text:p>12.1813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436125" calcext:value-type="float">
            <text:p>12.0343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19656774194" calcext:value-type="float">
            <text:p>11.9419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22775" calcext:value-type="float">
            <text:p>11.7282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46325" calcext:value-type="float">
            <text:p>11.7074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3984516129" calcext:value-type="float">
            <text:p>11.723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6115" calcext:value-type="float">
            <text:p>11.3696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05385806452" calcext:value-type="float">
            <text:p>10.9705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227375" calcext:value-type="float">
            <text:p>10.5722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08162758621" calcext:value-type="float">
            <text:p>10.13081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83775" calcext:value-type="float">
            <text:p>9.7508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638" calcext:value-type="float">
            <text:p>9.13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46632258065" calcext:value-type="float">
            <text:p>8.2784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05825" calcext:value-type="float">
            <text:p>7.7050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717548387097" calcext:value-type="float">
            <text:p>8.9871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840175" calcext:value-type="float">
            <text:p>8.5484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74995" calcext:value-type="float">
            <text:p>8.1874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882090322581" calcext:value-type="float">
            <text:p>7.1088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657290322581" calcext:value-type="float">
            <text:p>5.8865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304619354839" calcext:value-type="float">
            <text:p>5.0030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002225" calcext:value-type="float">
            <text:p>4.7500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9518" calcext:value-type="float">
            <text:p>9.859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1791" calcext:value-type="float">
            <text:p>11.2817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28683870968" calcext:value-type="float">
            <text:p>11.642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2925714286" calcext:value-type="float">
            <text:p>11.53929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779616" calcext:value-type="float">
            <text:p>10.987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856025" calcext:value-type="float">
            <text:p>10.5785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84725" calcext:value-type="float">
            <text:p>10.2078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3338" calcext:value-type="float">
            <text:p>9.943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00197142857" calcext:value-type="float">
            <text:p>11.37001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7382" calcext:value-type="float">
            <text:p>11.057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19017931035" calcext:value-type="float">
            <text:p>10.801901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979225" calcext:value-type="float">
            <text:p>10.5297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810025" calcext:value-type="float">
            <text:p>10.7081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7728516129" calcext:value-type="float">
            <text:p>10.4377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05975" calcext:value-type="float">
            <text:p>10.3840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11636129032" calcext:value-type="float">
            <text:p>10.7111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862675" calcext:value-type="float">
            <text:p>10.3486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652975" calcext:value-type="float">
            <text:p>11.0965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1713548387" calcext:value-type="float">
            <text:p>12.4691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925" calcext:value-type="float">
            <text:p>12.35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68407741936" calcext:value-type="float">
            <text:p>12.3068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06475" calcext:value-type="float">
            <text:p>12.800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22217142857" calcext:value-type="float">
            <text:p>12.73222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38032" calcext:value-type="float">
            <text:p>12.29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6496" calcext:value-type="float">
            <text:p>12.0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1405" calcext:value-type="float">
            <text:p>11.7921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84284444444" calcext:value-type="float">
            <text:p>11.358428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8945" calcext:value-type="float">
            <text:p>10.9668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98095" calcext:value-type="float">
            <text:p>11.4298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66592" calcext:value-type="float">
            <text:p>11.972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16805" calcext:value-type="float">
            <text:p>11.9216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1450322581" calcext:value-type="float">
            <text:p>11.9021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15765" calcext:value-type="float">
            <text:p>11.8515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7222068966" calcext:value-type="float">
            <text:p>11.716722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259" calcext:value-type="float">
            <text:p>11.5972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61875" calcext:value-type="float">
            <text:p>11.406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69060645161" calcext:value-type="float">
            <text:p>11.2069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61170909091" calcext:value-type="float">
            <text:p>11.16611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08312" calcext:value-type="float">
            <text:p>11.12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39461818182" calcext:value-type="float">
            <text:p>10.88394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74176" calcext:value-type="float">
            <text:p>11.03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13925" calcext:value-type="float">
            <text:p>11.141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43501935484" calcext:value-type="float">
            <text:p>10.8643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4232727273" calcext:value-type="float">
            <text:p>10.57942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81392" calcext:value-type="float">
            <text:p>10.91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07401290323" calcext:value-type="float">
            <text:p>11.5507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757" calcext:value-type="float">
            <text:p>11.390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34647741936" calcext:value-type="float">
            <text:p>11.2034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565875" calcext:value-type="float">
            <text:p>10.9856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43388387097" calcext:value-type="float">
            <text:p>10.7243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8722" calcext:value-type="float">
            <text:p>10.348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480581818182" calcext:value-type="float">
            <text:p>9.86480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762606451613" calcext:value-type="float">
            <text:p>9.3476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271716129032" calcext:value-type="float">
            <text:p>8.3927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573" calcext:value-type="float">
            <text:p>7.74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56425" calcext:value-type="float">
            <text:p>7.9435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085630769231" calcext:value-type="float">
            <text:p>8.140856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535282758621" calcext:value-type="float">
            <text:p>7.14535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5436" calcext:value-type="float">
            <text:p>6.1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039561290323" calcext:value-type="float">
            <text:p>6.0903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181018181818" calcext:value-type="float">
            <text:p>8.27181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52843636364" calcext:value-type="float">
            <text:p>10.04528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903625" calcext:value-type="float">
            <text:p>11.3390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41793103448" calcext:value-type="float">
            <text:p>11.1041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3903529412" calcext:value-type="float">
            <text:p>10.698390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21649032258" calcext:value-type="float">
            <text:p>10.2421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8458181818" calcext:value-type="float">
            <text:p>10.31184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0580645161" calcext:value-type="float">
            <text:p>10.518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70325" calcext:value-type="float">
            <text:p>10.547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49083636364" calcext:value-type="float">
            <text:p>10.08490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25535483871" calcext:value-type="float">
            <text:p>9.492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88872727273" calcext:value-type="float">
            <text:p>8.68088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75935483871" calcext:value-type="float">
            <text:p>7.907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282813793104" calcext:value-type="float">
            <text:p>7.282828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32375" calcext:value-type="float">
            <text:p>9.4483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52055" calcext:value-type="float">
            <text:p>9.6452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98955" calcext:value-type="float">
            <text:p>9.0698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09445" calcext:value-type="float">
            <text:p>9.0809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81618823529" calcext:value-type="float">
            <text:p>10.708161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13288" calcext:value-type="float">
            <text:p>12.51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78025" calcext:value-type="float">
            <text:p>12.7197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7009411765" calcext:value-type="float">
            <text:p>12.600700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1094193548" calcext:value-type="float">
            <text:p>12.5021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306" calcext:value-type="float">
            <text:p>12.481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97136" calcext:value-type="float">
            <text:p>12.38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77125" calcext:value-type="float">
            <text:p>12.177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09187096774" calcext:value-type="float">
            <text:p>12.020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04285" calcext:value-type="float">
            <text:p>11.8104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1130322581" calcext:value-type="float">
            <text:p>11.6461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012275" calcext:value-type="float">
            <text:p>11.6501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69671724138" calcext:value-type="float">
            <text:p>11.41696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310075" calcext:value-type="float">
            <text:p>11.0931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3626" calcext:value-type="float">
            <text:p>10.723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9099354839" calcext:value-type="float">
            <text:p>10.1809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89725" calcext:value-type="float">
            <text:p>9.4648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9209" calcext:value-type="float">
            <text:p>11.959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499" calcext:value-type="float">
            <text:p>11.9934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0340645161" calcext:value-type="float">
            <text:p>11.8500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3439" calcext:value-type="float">
            <text:p>11.513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0513548387" calcext:value-type="float">
            <text:p>11.1280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477275" calcext:value-type="float">
            <text:p>10.7547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40408275862" calcext:value-type="float">
            <text:p>10.36404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123625" calcext:value-type="float">
            <text:p>9.8912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125775" calcext:value-type="float">
            <text:p>9.3012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432490322581" calcext:value-type="float">
            <text:p>8.4743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189125" calcext:value-type="float">
            <text:p>7.5118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15741935484" calcext:value-type="float">
            <text:p>7.9331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801775" calcext:value-type="float">
            <text:p>10.0480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701" calcext:value-type="float">
            <text:p>10.180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37504516129" calcext:value-type="float">
            <text:p>9.7037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08225" calcext:value-type="float">
            <text:p>9.0400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64129032258" calcext:value-type="float">
            <text:p>8.0806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743690322581" calcext:value-type="float">
            <text:p>8.2274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02688" calcext:value-type="float">
            <text:p>10.38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9618" calcext:value-type="float">
            <text:p>10.659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5313" calcext:value-type="float">
            <text:p>10.5053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83821935484" calcext:value-type="float">
            <text:p>10.3583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24375" calcext:value-type="float">
            <text:p>9.9512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85496774194" calcext:value-type="float">
            <text:p>9.4338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169425" calcext:value-type="float">
            <text:p>8.2216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291466666667" calcext:value-type="float">
            <text:p>7.40291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7084" calcext:value-type="float">
            <text:p>6.3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084180645161" calcext:value-type="float">
            <text:p>5.5308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730272" calcext:value-type="float">
            <text:p>6.247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587373913043" calcext:value-type="float">
            <text:p>9.42587373913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415775" calcext:value-type="float">
            <text:p>9.6441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028077419355" calcext:value-type="float">
            <text:p>9.3502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42345" calcext:value-type="float">
            <text:p>8.7342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768541935484" calcext:value-type="float">
            <text:p>8.3476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87692307692" calcext:value-type="float">
            <text:p>9.74187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17632" calcext:value-type="float">
            <text:p>9.94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17252173913" calcext:value-type="float">
            <text:p>9.464172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16765" calcext:value-type="float">
            <text:p>8.8416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994735483871" calcext:value-type="float">
            <text:p>8.0099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0125" calcext:value-type="float">
            <text:p>7.339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744496551724" calcext:value-type="float">
            <text:p>7.77744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36670967742" calcext:value-type="float">
            <text:p>8.3663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09032" calcext:value-type="float">
            <text:p>8.14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2544" calcext:value-type="float">
            <text:p>7.2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745625" calcext:value-type="float">
            <text:p>6.3174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2416" calcext:value-type="float">
            <text:p>6.32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12875" calcext:value-type="float">
            <text:p>10.5551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30369032258" calcext:value-type="float">
            <text:p>11.1230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4812903226" calcext:value-type="float">
            <text:p>10.991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1439" calcext:value-type="float">
            <text:p>10.751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30665806452" calcext:value-type="float">
            <text:p>10.6230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2717419355" calcext:value-type="float">
            <text:p>10.3472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346124137931" calcext:value-type="float">
            <text:p>9.98346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514451612903" calcext:value-type="float">
            <text:p>9.5751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13475" calcext:value-type="float">
            <text:p>9.0791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63304" calcext:value-type="float">
            <text:p>8.53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5181" calcext:value-type="float">
            <text:p>7.9251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0468" calcext:value-type="float">
            <text:p>7.30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830234482759" calcext:value-type="float">
            <text:p>6.72830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976177777778" calcext:value-type="float">
            <text:p>7.209761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043457142857" calcext:value-type="float">
            <text:p>6.96043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6218" calcext:value-type="float">
            <text:p>6.316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79896774194" calcext:value-type="float">
            <text:p>6.6997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34352" calcext:value-type="float">
            <text:p>7.0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49496774194" calcext:value-type="float">
            <text:p>6.9344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379875" calcext:value-type="float">
            <text:p>7.5337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20376" calcext:value-type="float">
            <text:p>7.36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788225" calcext:value-type="float">
            <text:p>6.6778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6532" calcext:value-type="float">
            <text:p>6.79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16445" calcext:value-type="float">
            <text:p>7.0616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377780645161" calcext:value-type="float">
            <text:p>6.9237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29935483871" calcext:value-type="float">
            <text:p>7.3972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58255" calcext:value-type="float">
            <text:p>6.9858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6272" calcext:value-type="float">
            <text:p>8.34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034275" calcext:value-type="float">
            <text:p>9.6003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39814285714" calcext:value-type="float">
            <text:p>10.0839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85675" calcext:value-type="float">
            <text:p>9.9028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8127" calcext:value-type="float">
            <text:p>9.3981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205161290323" calcext:value-type="float">
            <text:p>8.6720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663948387097" calcext:value-type="float">
            <text:p>7.7466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74296774194" calcext:value-type="float">
            <text:p>7.3947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7745" calcext:value-type="float">
            <text:p>8.8637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22815483871" calcext:value-type="float">
            <text:p>9.6022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24248" calcext:value-type="float">
            <text:p>10.61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0045" calcext:value-type="float">
            <text:p>10.3230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17792" calcext:value-type="float">
            <text:p>10.735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4532" calcext:value-type="float">
            <text:p>11.11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8764" calcext:value-type="float">
            <text:p>12.20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62" calcext:value-type="float">
            <text:p>11.18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2312" calcext:value-type="float">
            <text:p>11.1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612" calcext:value-type="float">
            <text:p>11.50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7996" calcext:value-type="float">
            <text:p>11.39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9868" calcext:value-type="float">
            <text:p>11.38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5576" calcext:value-type="float">
            <text:p>12.3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7908" calcext:value-type="float">
            <text:p>12.21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518" calcext:value-type="float">
            <text:p>12.23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2192" calcext:value-type="float">
            <text:p>12.7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0924" calcext:value-type="float">
            <text:p>12.98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004" calcext:value-type="float">
            <text:p>13.0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7884" calcext:value-type="float">
            <text:p>12.78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5888" calcext:value-type="float">
            <text:p>12.5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8112" calcext:value-type="float">
            <text:p>11.8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1628" calcext:value-type="float">
            <text:p>11.50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06" calcext:value-type="float">
            <text:p>11.1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436" calcext:value-type="float">
            <text:p>10.7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86" calcext:value-type="float">
            <text:p>10.3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8456" calcext:value-type="float">
            <text:p>9.9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8312" calcext:value-type="float">
            <text:p>9.6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2748" calcext:value-type="float">
            <text:p>9.0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4112" calcext:value-type="float">
            <text:p>9.0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6848" calcext:value-type="float">
            <text:p>10.0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286" calcext:value-type="float">
            <text:p>10.18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5228" calcext:value-type="float">
            <text:p>9.82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9268" calcext:value-type="float">
            <text:p>9.12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9844" calcext:value-type="float">
            <text:p>8.14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0364" calcext:value-type="float">
            <text:p>9.77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9476" calcext:value-type="float">
            <text:p>9.26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2496" calcext:value-type="float">
            <text:p>8.0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6652" calcext:value-type="float">
            <text:p>9.0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4396" calcext:value-type="float">
            <text:p>9.26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98" calcext:value-type="float">
            <text:p>9.49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8168" calcext:value-type="float">
            <text:p>9.2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4108" calcext:value-type="float">
            <text:p>8.4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2872" calcext:value-type="float">
            <text:p>7.9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01371428571" calcext:value-type="float">
            <text:p>10.3501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1364" calcext:value-type="float">
            <text:p>11.42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7232" calcext:value-type="float">
            <text:p>11.1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7484" calcext:value-type="float">
            <text:p>10.85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508" calcext:value-type="float">
            <text:p>10.66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2636" calcext:value-type="float">
            <text:p>10.42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164" calcext:value-type="float">
            <text:p>9.56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9596" calcext:value-type="float">
            <text:p>8.9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34" calcext:value-type="float">
            <text:p>7.92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1372" calcext:value-type="float">
            <text:p>8.6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2048" calcext:value-type="float">
            <text:p>9.7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3916" calcext:value-type="float">
            <text:p>9.23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084" calcext:value-type="float">
            <text:p>8.54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6788" calcext:value-type="float">
            <text:p>9.60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5592" calcext:value-type="float">
            <text:p>9.4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1748" calcext:value-type="float">
            <text:p>11.19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804" calcext:value-type="float">
            <text:p>11.51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5588" calcext:value-type="float">
            <text:p>11.43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7396" calcext:value-type="float">
            <text:p>11.67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0492" calcext:value-type="float">
            <text:p>11.81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238" calcext:value-type="float">
            <text:p>11.42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3244" calcext:value-type="float">
            <text:p>11.22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16" calcext:value-type="float">
            <text:p>11.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3456" calcext:value-type="float">
            <text:p>11.9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02" calcext:value-type="float">
            <text:p>11.7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0236" calcext:value-type="float">
            <text:p>11.54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4336" calcext:value-type="float">
            <text:p>11.3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124" calcext:value-type="float">
            <text:p>11.15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548" calcext:value-type="float">
            <text:p>11.75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588" calcext:value-type="float">
            <text:p>11.68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2108" calcext:value-type="float">
            <text:p>11.53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4792" calcext:value-type="float">
            <text:p>10.6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3256" calcext:value-type="float">
            <text:p>10.3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094" calcext:value-type="float">
            <text:p>10.06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556" calcext:value-type="float">
            <text:p>9.90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004" calcext:value-type="float">
            <text:p>9.04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06512" calcext:value-type="float">
            <text:p>8.4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67744" calcext:value-type="float">
            <text:p>8.78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0194" calcext:value-type="float">
            <text:p>8.41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86" calcext:value-type="float">
            <text:p>7.76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91808" calcext:value-type="float">
            <text:p>7.0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568" calcext:value-type="float">
            <text:p>6.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34" calcext:value-type="float">
            <text:p>6.02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292" calcext:value-type="float">
            <text:p>6.01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8752" calcext:value-type="float">
            <text:p>5.5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2704" calcext:value-type="float">
            <text:p>4.3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346" calcext:value-type="float">
            <text:p>4.8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34272" calcext:value-type="float">
            <text:p>4.7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164" calcext:value-type="float">
            <text:p>4.23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7612" calcext:value-type="float">
            <text:p>5.27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8372" calcext:value-type="float">
            <text:p>5.00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6948" calcext:value-type="float">
            <text:p>4.5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30096" calcext:value-type="float">
            <text:p>3.9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916070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68" meta:object-count="0"/>
    <meta:user-defined meta:name="AppVersion">3.0</meta:user-defined>
  </office:meta>
</office:document-meta>
</file>